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1fb2d3" officeooo:paragraph-rsid="001fb2d3" style:font-size-asian="26pt" style:font-weight-asian="bold" style:font-size-complex="26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10e25" officeooo:paragraph-rsid="00210e25"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10e25" officeooo:paragraph-rsid="00221863"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1b11d" officeooo:paragraph-rsid="0021b11d"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21863" officeooo:paragraph-rsid="00221863"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34f3c" officeooo:paragraph-rsid="00234f3c"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none" fo:font-weight="normal" officeooo:rsid="00210e25" officeooo:paragraph-rsid="00210e25"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none" fo:font-weight="normal" officeooo:rsid="0021b11d" officeooo:paragraph-rsid="0021b11d"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none" fo:font-weight="normal" officeooo:rsid="00221863" officeooo:paragraph-rsid="00221863"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fo:font-weight="normal" officeooo:rsid="00234f3c" officeooo:paragraph-rsid="00234f3c" style:font-size-asian="12.25pt" style:font-weight-asian="normal" style:font-size-complex="14pt" style:font-weight-complex="normal"/>
    </style:style>
    <style:style style:name="T1" style:family="text">
      <style:text-properties officeooo:rsid="0021b11d"/>
    </style:style>
    <style:style style:name="T2" style:family="text">
      <style:text-properties officeooo:rsid="00221863"/>
    </style:style>
    <style:style style:name="T3" style:family="text">
      <style:text-properties fo:color="#000000" loext:opacity="100%" style:font-name="Liberation Serif" style:text-underline-style="none" officeooo:rsid="002218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s concepts POO en PHP</text:p>
      <text:p text:style-name="P1"/>
      <text:p text:style-name="P2">classe :</text:p>
      <text:p text:style-name="P2"/>
      <text:p text:style-name="P7">class nomClass(){</text:p>
      <text:p text:style-name="P7"><text:tab/>//<text:span text:style-name="T1">methodes ;</text:span></text:p>
      <text:p text:style-name="P7"><text:tab/>//<text:span text:style-name="T1">propriétées ;</text:span></text:p>
      <text:p text:style-name="P7">}</text:p>
      <text:p text:style-name="P7">une classe est un ensemble composé de méthodes et de propriétées</text:p>
      <text:p text:style-name="P2"/>
      <text:p text:style-name="P2">objet :</text:p>
      <text:p text:style-name="P2"/>
      <text:p text:style-name="P8">$nomObjet = new nomClass() ;</text:p>
      <text:p text:style-name="P8">$nomObjet→nomFonction() ;</text:p>
      <text:p text:style-name="P8"/>
      <text:p text:style-name="P8">l’objet permet par sont biais d’appelé nos méthodes de la classe sur lequel il a été crée et de ce fait de les faires fonctionner dans les situations que l’on souhaite</text:p>
      <text:p text:style-name="P2"/>
      <text:p text:style-name="P2">instance :</text:p>
      <text:p text:style-name="P2"/>
      <text:p text:style-name="P8">$nomObjet = new nomClass() ;</text:p>
      <text:p text:style-name="P8"/>
      <text:p text:style-name="P8">l’instanciation permet de crée un object avec une classe que l’on a crée plus tot dans le code</text:p>
      <text:p text:style-name="P2"/>
      <text:p text:style-name="P2">propriété :</text:p>
      <text:p text:style-name="P2"/>
      <text:p text:style-name="P8">public $nomVariable ;</text:p>
      <text:p text:style-name="P8">private $autreNom ;</text:p>
      <text:p text:style-name="P8">protected $encoreNom ;</text:p>
      <text:p text:style-name="P8">l<text:span text:style-name="T2">es propriétés sont des variables qui vont pouvoir etre utilisé par nos méthodes qui sont dans la meme classe</text:span></text:p>
      <text:p text:style-name="P4"/>
      <text:p text:style-name="P2">méthode :</text:p>
      <text:p text:style-name="P2"/>
      <text:p text:style-name="P8">public function nomFonction(){</text:p>
      <text:p text:style-name="P8"><text:tab/>//code qui fait fonctionner la méthode avec une valeur retourné ou non</text:p>
      <text:p text:style-name="P8">}</text:p>
      <text:p text:style-name="P8">une méthode permet de décrire en sont sein sont fonctionnement et d’etre appelé ensuite au besoin grace a sa classe</text:p>
      <text:p text:style-name="P8"/>
      <text:p text:style-name="P2"/>
      <text:p text:style-name="P2"/>
      <text:p text:style-name="P2"><text:soft-page-break/>constructeur :</text:p>
      <text:p text:style-name="P2"/>
      <text:p text:style-name="P10">function __construct(){</text:p>
      <text:p text:style-name="P10"><text:tab/>//choses a initialiser</text:p>
      <text:p text:style-name="P10">}</text:p>
      <text:p text:style-name="P10">le constructeur est toujours appelé à chaque création d’un objet et permets d’initialiser tout se dont on aura besoin pour l’object</text:p>
      <text:p text:style-name="P6"/>
      <text:p text:style-name="P2">statique :</text:p>
      <text:p text:style-name="P2"/>
      <text:p text:style-name="P3"><text:span text:style-name="Source_20_Text"><text:span text:style-name="T3">public static function nomFonction(){</text:span></text:span></text:p>
      <text:p text:style-name="P3"><text:span text:style-name="Source_20_Text"><text:span text:style-name="T3"/></text:span></text:p>
      <text:p text:style-name="P3"><text:span text:style-name="Source_20_Text"><text:span text:style-name="T3">}</text:span></text:span></text:p>
      <text:p text:style-name="P3"><text:span text:style-name="Source_20_Text"><text:span text:style-name="T3"/></text:span></text:p>
      <text:p text:style-name="P3"><text:span text:style-name="Source_20_Text"><text:span text:style-name="T3">Avoir des méthodes et des propriétés statiques permet d’y acceder sans avoir besoin d’instancier la classe</text:span></text:span></text:p>
      <text:p text:style-name="P5"/>
      <text:p text:style-name="P2">visibilité :</text:p>
      <text:p text:style-name="P2"/>
      <text:p text:style-name="P10">public$nom ;</text:p>
      <text:p text:style-name="P10">private $encoreUn ;</text:p>
      <text:p text:style-name="P10">protected $unAutre ;</text:p>
      <text:p text:style-name="P10">la visibilité est jusqu’a quel limite les propriétés peuvent etre utilisées (en public c’est de partout, en privé c’est seulement dans la classe et en protéger c’est dans la classe et les autres classe qui hérite)</text:p>
      <text:p text:style-name="P2"/>
      <text:p text:style-name="P2">getter :</text:p>
      <text:p text:style-name="P2"/>
      <text:p text:style-name="P9">public function getNom(){</text:p>
      <text:p text:style-name="P9"><text:tab/>return $this→variable ;</text:p>
      <text:p text:style-name="P9">}</text:p>
      <text:p text:style-name="P9">les getters permettent de récuperer la valeur d’un attritbut d’une classe</text:p>
      <text:p text:style-name="P2"/>
      <text:p text:style-name="P2">setter :</text:p>
      <text:p text:style-name="P2"/>
      <text:p text:style-name="P9">public function getNom($variable){</text:p>
      <text:p text:style-name="P9"><text:tab/>$this→variable =$variable ;</text:p>
      <text:p text:style-name="P9">}</text:p>
      <text:p text:style-name="P9">les setters permettent de changer la valeur d’un attritbut d’une classe</text:p>
      <text:p text:style-name="P9"/>
      <text:p text:style-name="P2">héritage :</text:p>
      <text:p text:style-name="P2"/>
      <text:p text:style-name="P9">class classeQuiHerite extend classeParent{</text:p>
      <text:p text:style-name="P9"/>
      <text:p text:style-name="P9">}</text:p>
      <text:p text:style-name="P9"><text:soft-page-break/>l’héritage permet d’hérité des méthodes de la classe parents sans avoir besoin de les redéfinir</text:p>
      <text:p text:style-name="P2"/>
      <text:p text:style-name="P2">overridding :</text:p>
      <text:p text:style-name="P2"/>
      <text:p text:style-name="P10">class parentNom{</text:p>
      <text:p text:style-name="P10">public function faitQuelqueChose(){ <text:s text:c="4"/>//class parent</text:p>
      <text:p text:style-name="P10"><text:tab/><text:tab/>return $this→maVariable ;</text:p>
      <text:p text:style-name="P10"><text:tab/>}</text:p>
      <text:p text:style-name="P10">}</text:p>
      <text:p text:style-name="P10"/>
      <text:p text:style-name="P10">public function faitQuelqueChose(){ <text:s text:c="3"/>//class fille</text:p>
      <text:p text:style-name="P10"><text:tab/><text:tab/>return strtoupper($this→maVariable );</text:p>
      <text:p text:style-name="P10"><text:tab/>}</text:p>
      <text:p text:style-name="P10">}</text:p>
      <text:p text:style-name="P10">grace a la surcharge (overridding) on redéfinit une méthode dans la classe fille qui existait déjà dans la classe par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5T14:40:54.399127292</meta:creation-date>
    <dc:date>2023-01-05T15:57:59.792031070</dc:date>
    <meta:editing-duration>PT2M14S</meta:editing-duration>
    <meta:editing-cycles>1</meta:editing-cycles>
    <meta:document-statistic meta:table-count="0" meta:image-count="0" meta:object-count="0" meta:page-count="3" meta:paragraph-count="63" meta:word-count="362" meta:character-count="2279" meta:non-whitespace-character-count="1961"/>
    <meta:generator>LibreOffice/7.3.7.2$Linux_X86_64 LibreOffice_project/30$Build-2</meta:generator>
  </office:meta>
</office:document-meta>
</file>